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1.106cm"/>
    </style:style>
    <style:style style:name="co3" style:family="table-column">
      <style:table-column-properties fo:break-before="auto" style:column-width="4.78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6.78cm"/>
    </style:style>
    <style:style style:name="co8" style:family="table-column">
      <style:table-column-properties fo:break-before="auto" style:column-width="2.0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 office:value-type="string" calcext:value-type="string">
            <text:p>smartWatch </text:p>
          </table:table-cell>
          <table:table-cell table:style-name="Default" office:value-type="string" calcext:value-type="string">
            <text:p>BOM</text:p>
          </table:table-cell>
          <table:table-cell table:style-name="Default" table:number-columns-repeated="5"/>
          <table:table-cell office:value-type="string" calcext:value-type="string">
            <text:p>30cm pcb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Mouser No:</text:p>
          </table:table-cell>
          <table:table-cell table:style-name="ce1" office:value-type="string" calcext:value-type="string">
            <text:p>Mfr. No: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Alternativ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F52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9-NRF52810-QFAA-T</text:p>
          </table:table-cell>
          <table:table-cell office:value-type="string" calcext:value-type="string">
            <text:p><text:a xlink:href="https://www.mouser.at/ProductDetail/Nordic-Semiconductor/nRF52810-QFAA-T?qs=gt1LBUVyoHlzDk3rt9zm6Q%3D%3D" xlink:type="simple">nRF52810-QFAA-T</text:a>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<text:a xlink:href="https://www.mouser.at/datasheet/2/297/nRF52810_PB_v1.1-1146849.pdf" xlink:type="simple">nRF52810-QFAA-T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oto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H 3710-Z</text:p>
          </table:table-cell>
          <table:table-cell office:value-type="string" calcext:value-type="string">
            <text:p><text:a xlink:href="https://www.mouser.at/ProductDetail/ams-OSRAM/SFH-3710-Z?qs=K5ta8V%252BWhtbrxZMXxkWWCQ%3D%3D" xlink:type="simple">SFH 3710-Z</text:a>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a xlink:href="https://dammedia.osram.info/media/resource/hires/osram-dam-5961394/SFH%203710_EN.pdf" xlink:type="simple">SFH 3710-Z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/O Exp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957HNMP</text:p>
          </table:table-cell>
          <table:table-cell office:value-type="string" calcext:value-type="string">
            <text:p><text:a xlink:href="https://www.mouser.at/ProductDetail/NXP-Semiconductors/PCA9957HNMP?qs=Cb2nCFKsA8p1S9uEv3UAJg%3D%3D" xlink:type="simple">PCA9957HNMP</text:a>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<text:a xlink:href="https://www.mouser.at/datasheet/2/302/PCA9957DS-1670403.pdf" xlink:type="simple">PCA9957HNMP</text:a></text:p>
          </table:table-cell>
          <table:table-cell/>
          <table:table-cell office:value-type="string" calcext:value-type="string">
            <text:p>I2C (+INT)</text:p>
          </table:table-cell>
          <table:table-cell/>
          <table:table-cell office:value-type="string" calcext:value-type="string">
            <text:p>INT any edge on any pin</text:p>
          </table:table-cell>
        </table:table-row>
        <table:table-row table:style-name="ro1">
          <table:table-cell office:value-type="string" calcext:value-type="string">
            <text:p>Gyr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8-MXC4005XC</text:p>
          </table:table-cell>
          <table:table-cell office:value-type="string" calcext:value-type="string">
            <text:p><text:a xlink:href="https://www.mouser.at/ProductDetail/MEMSIC/MXC4005XC?qs=RcG8xmE7yp3iyYgWLmAtUw%3D%3D" xlink:type="simple">MXC4005XC</text:a>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<text:a xlink:href="https://www.mouser.at/datasheet/2/821/Memsic_08302019_MXC400xXC_Datasheet_Rev_B-1892039.pdf" xlink:type="simple">MXC4005XC</text:a></text:p>
          </table:table-cell>
          <table:table-cell/>
          <table:table-cell office:value-type="string" calcext:value-type="string">
            <text:p>I2C + INT</text:p>
          </table:table-cell>
          <table:table-cell/>
          <table:table-cell office:value-type="string" calcext:value-type="string">
            <text:p>INT Shake-Detection</text:p>
          </table:table-cell>
        </table:table-row>
        <table:table-row table:style-name="ro1">
          <table:table-cell office:value-type="string" calcext:value-type="string">
            <text:p>Pro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1-AP9101CAK6ABTRG1</text:p>
          </table:table-cell>
          <table:table-cell office:value-type="string" calcext:value-type="string">
            <text:p><text:a xlink:href="https://www.mouser.at/ProductDetail/Diodes-Incorporated/AP9101CAK6-ABTRG1?qs=W66WzN12R3Y9HS2QV9IuJA%3D%3D" xlink:type="simple">AP9101CAK6-ABTRG1</text:a>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a xlink:href="https://www.mouser.at/datasheet/2/115/DIOD_S_A0007229744_1-2542938.pdf" xlink:type="simple">AP9101CAK6-ABTRG1</text:a></text:p>
          </table:table-cell>
          <table:table-cell office:value-type="string" calcext:value-type="string">
            <text:p>XB8089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5606RGET</text:p>
          </table:table-cell>
          <table:table-cell office:value-type="string" calcext:value-type="string">
            <text:p><text:a xlink:href="https://www.mouser.at/ProductDetail/Texas-Instruments/BQ25606RGET?qs=5aG0NVq1C4yFkgOQCbyUyg%3D%3D" xlink:type="simple">BQ25606RGET</text:a></text:p>
          </table:table-cell>
          <table:table-cell office:value-type="float" office:value="3.99" calcext:value-type="float">
            <text:p>3.99</text:p>
          </table:table-cell>
          <table:table-cell office:value-type="string" calcext:value-type="string">
            <text:p><text:a xlink:href="https://www.ti.com/general/docs/suppproductinfo.tsp?distId=26&amp;gotoUrl=https://www.ti.com/lit/gpn/bq25606" xlink:type="simple">BQ25606RGET</text:a></text:p>
          </table:table-cell>
          <table:table-cell office:value-type="string" calcext:value-type="string">
            <text:p>BQ24092DGQR</text:p>
          </table:table-cell>
          <table:table-cell office:value-type="string" calcext:value-type="string">
            <text:p>CHG +PG</text:p>
          </table:table-cell>
          <table:table-cell/>
          <table:table-cell office:value-type="string" calcext:value-type="string">
            <text:p>Charge done, power good</text:p>
          </table:table-cell>
        </table:table-row>
        <table:table-row table:style-name="ro1">
          <table:table-cell office:value-type="string" calcext:value-type="string">
            <text:p>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TCKE812NA,RF</text:p>
          </table:table-cell>
          <table:table-cell office:value-type="string" calcext:value-type="string">
            <text:p><text:a xlink:href="https://www.mouser.at/ProductDetail/Toshiba/TCKE812NARF?qs=7MVldsJ5UazIz%2F5VEH%2F60g%3D%3D" xlink:type="simple">TCKE812NA,RF</text:a>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<text:a xlink:href="https://www.mouser.at/datasheet/2/408/TCKE812NA_datasheet_en_20210705-2509738.pdf" xlink:type="simple">TCKE812NA,RF</text:a></text:p>
          </table:table-cell>
          <table:table-cell office:value-type="string" calcext:value-type="string">
            <text:p>TPS259621, 595-TPS25200QDRVRQ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-D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8-ISL9110IRT7Z-T7A</text:p>
          </table:table-cell>
          <table:table-cell office:value-type="string" calcext:value-type="string">
            <text:p><text:a xlink:href="https://www.mouser.at/ProductDetail/Renesas-Intersil/ISL9110IRT7Z-T7A?qs=sGAEpiMZZMvAX9OfPh%252B2NdrUzpYIC9WFw3in%2FzdxR%252BQ%3D" xlink:type="simple">ISL9110IRT7Z-T7A</text:a>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<text:a xlink:href="https://www.mouser.at/datasheet/2/698/REN_isl9110_12_DST_20050421-1529440.pdf" xlink:type="simple">ISL9110IRT7Z-T7A</text:a></text:p>
          </table:table-cell>
          <table:table-cell office:value-type="string" calcext:value-type="string">
            <text:p>TPS61085DGKR</text:p>
          </table:table-cell>
          <table:table-cell office:value-type="string" calcext:value-type="string">
            <text:p>PG + BAT</text:p>
          </table:table-cell>
          <table:table-cell/>
          <table:table-cell office:value-type="string" calcext:value-type="string">
            <text:p>Output &amp; input power-good</text:p>
          </table:table-cell>
        </table:table-row>
        <table:table-row table:style-name="ro1">
          <table:table-cell office:value-type="string" calcext:value-type="string">
            <text:p>E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6-SP0503BAHTG</text:p>
          </table:table-cell>
          <table:table-cell office:value-type="string" calcext:value-type="string">
            <text:p><text:a xlink:href="https://eu.mouser.com/ProductDetail/Littelfuse/SP0503BAHTG?qs=uD%2FdkN7XIa0NTYXwHdELYA%3D%3D" xlink:type="simple">SP0503BAHTG</text:a>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a xlink:href="https://eu.mouser.com/datasheet/2/240/Littelfuse_TVS_Diode_Array_SP05_Datasheet_pdf-777043.pdf" xlink:type="simple">SP0503BAHTG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s gree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10-150080GS75000</text:p>
          </table:table-cell>
          <table:table-cell office:value-type="string" calcext:value-type="string">
            <text:p><text:a xlink:href="https://www.mouser.at/ProductDetail/Wurth-Elektronik/150080GS75000?qs=2kOmHSv6VfQRoTEZVk1mGA%3D%3D" xlink:type="simple">150080GS75000</text:a></text:p>
          </table:table-cell>
          <table:table-cell table:formula="of:=0.18*24" office:value-type="float" office:value="4.32" calcext:value-type="float">
            <text:p>4.32</text:p>
          </table:table-cell>
          <table:table-cell office:value-type="string" calcext:value-type="string">
            <text:p><text:a xlink:href="https://www.mouser.at/datasheet/2/445/150080GS75000-1715657.pdf" xlink:type="simple">150080GS75000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0-150060SS75003</text:p>
          </table:table-cell>
          <table:table-cell office:value-type="string" calcext:value-type="string">
            <text:p><text:a xlink:href="https://www.mouser.at/ProductDetail/Wurth-Elektronik/150060SS75003?qs=Li%252BoUPsLEntNiRmIe%252Bnzlg%3D%3D" xlink:type="simple">150060SS75003</text:a>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at/datasheet/2/445/150060SS75003-2907500.pdf" xlink:type="simple">150060SS75003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7-SSM6N68NULF</text:p>
          </table:table-cell>
          <table:table-cell office:value-type="string" calcext:value-type="string">
            <text:p><text:a xlink:href="https://eu.mouser.com/ProductDetail/Toshiba/SSM6N68NULF?qs=wUXugUrL1qwp%2FrzVtV%2F87w%3D%3D" xlink:type="simple">SSM6N68NU,LF</text:a></text:p>
          </table:table-cell>
          <table:table-cell table:style-name="ce5" office:value-type="float" office:value="0.47" calcext:value-type="float">
            <text:p>0.47</text:p>
          </table:table-cell>
          <table:table-cell table:style-name="ce6" office:value-type="string" calcext:value-type="string">
            <text:p><text:a xlink:href="https://eu.mouser.com/datasheet/2/408/SSM6N68NU_datasheet_en_20210107-1358562.pdf" xlink:type="simple">SSM6N68NU,LF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rmistor N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3AT-2</text:p>
          </table:table-cell>
          <table:table-cell office:value-type="string" calcext:value-type="string">
            <text:p><text:a xlink:href="https://www.mouser.at/ProductDetail/Semitec/103AT-2?qs=wgO0AD0o1vvcDzsKguD%252Bew%3D%3D" xlink:type="simple">103AT-2</text:a>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a xlink:href="https://www.mouser.at/datasheet/2/362/semitec_atthermistor-1202913.pdf" xlink:type="simple">103AT-2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-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175-0001</text:p>
          </table:table-cell>
          <table:table-cell office:value-type="string" calcext:value-type="string">
            <text:p><text:a xlink:href="https://www.mouser.at/ProductDetail/Molex/217175-0001?qs=DRkmTr78QARWJMiqNnldSg%3D%3D" xlink:type="simple">217175-0001</text:a>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a xlink:href="https://www.mouser.at/datasheet/2/276/2/2171750001_IO_CONNECTORS-2090006.pdf" xlink:type="simple">217175-0001</text:a>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1">
          <table:table-cell table:style-name="Default" office:value-type="string" calcext:value-type="string">
            <text:p>JST P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9" office:value-type="string" calcext:value-type="string">
            <text:p><text:a xlink:href="https://lcsc.com/product-detail/Wire-To-Board-Wire-To-Wire-Connector_JST-Sales-America-S2B-PH-SM4-TB-LF-SN_C295747.html" xlink:type="simple">S2B-PH-SM4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Health Sen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5-AS7038RB-COLM</text:p>
          </table:table-cell>
          <table:table-cell office:value-type="string" calcext:value-type="string">
            <text:p><text:a xlink:href="https://www.mouser.at/ProductDetail/ams/AS7038RB-COLM?qs=sPbYRqrBIVlfIQI2Rxv0lA%3D%3D" xlink:type="simple">AS7038RB-COLM</text:a></text:p>
          </table:table-cell>
          <table:table-cell table:style-name="ce5" office:value-type="float" office:value="3.58" calcext:value-type="float">
            <text:p>3.58</text:p>
          </table:table-cell>
          <table:table-cell table:style-name="ce6" office:value-type="string" calcext:value-type="string">
            <text:p><text:a xlink:href="https://www.mouser.at/datasheet/2/588/AS7038RB_DS000726_2_00-1903063.pdf" xlink:type="simple">AS7038RB-COLM</text:a></text:p>
          </table:table-cell>
          <table:table-cell/>
          <table:table-cell office:value-type="string" calcext:value-type="string">
            <text:p>https://ams.com/documents/20143/36005/AS7038GB_AS7038RB_PD000546_1-00.pdf/9ac1d968-28da-d224-bd64-31765c393177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style-name="ce2" office:value-type="string" calcext:value-type="string">
            <text:p><text:a xlink:href="https://www.mouser.at/ProductDetail/Analog-Devices/LTC3440EMSTRPBF?qs=hVkxg5c3xu9HFklrpLlQPw%3D%3D" xlink:type="simple">LTC3440EMS#TRPBF</text:a></text:p>
          </table:table-cell>
          <table:table-cell table:style-name="ce8" office:value-type="string" calcext:value-type="string">
            <text:p><text:a xlink:href="https://www.mouser.at/ProductDetail/Texas-Instruments/TPS54231DR?qs=XGzIaZb%2FFYKibJTOhGUd1A%3D%3D" xlink:type="simple">TPS54231DR</text:a>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Bitstream Ver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9:54:26.795962593</meta:creation-date>
    <meta:editing-duration>P2DT15H3M24S</meta:editing-duration>
    <meta:editing-cycles>40</meta:editing-cycles>
    <meta:generator>LibreOffice/7.3.5.2$Linux_X86_64 LibreOffice_project/30$Build-2</meta:generator>
    <dc:date>2022-08-27T21:02:07.523247844</dc:date>
    <meta:document-statistic meta:table-count="1" meta:cell-count="119" meta:object-count="0"/>
  </office:meta>
</office:document-meta>
</file>